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HY그래픽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5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6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6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6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6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6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6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6-1-8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6-1-9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6-1-10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7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8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8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8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8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8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9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1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1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paragraph" style:class="text" style:name="Paragraph-13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3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3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3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4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justify" fo:text-indent="-99.62pt" fo:margin-left="99.62pt" fo:margin-right="0pt" fo:margin-top="0pt" fo:margin-bottom="0pt" fo:line-height="160%"/>
    </style:style>
    <style:style style:family="text" style:name="p1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17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1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17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18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1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paragraph" style:class="text" style:name="Paragraph-20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2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20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2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1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1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1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1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1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1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1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1-1-8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1-1-9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2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2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3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3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3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3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3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3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3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3-1-8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3-1-9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4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4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5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paragraph" style:class="text" style:name="Paragraph-26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2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26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26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7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7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7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7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7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7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7-1-8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8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8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29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29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9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9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9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29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text" style:name="p29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" style:parent-style-name="바탕글">
      <style:paragraph-properties fo:text-align="justify" fo:text-indent="-25.32pt" fo:margin-left="25.32pt" fo:margin-right="0pt" fo:margin-top="0pt" fo:margin-bottom="0pt" fo:line-height="160%"/>
    </style:style>
    <style:style style:family="text" style:name="p30-1-1">
      <style:text-properties style:font-name="휴먼명조" style:font-name-asian="HY그래픽" fo:font-size="10pt" style:font-size-asian="10pt" style:font-size-complex="10pt" style:text-underline-type="none" style:text-overline-type="none" style:text-line-through-type="none"/>
    </style:style>
    <style:style style:family="text" style:name="p30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3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3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3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3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3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3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3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3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3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4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4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5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text" style:name="p3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6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36-1-3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36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6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6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6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6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36-1-9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justify" fo:text-indent="-99.62pt" fo:margin-left="99.62pt" fo:margin-right="0pt" fo:margin-top="0pt" fo:margin-bottom="0pt" fo:line-height="150%"/>
    </style:style>
    <style:style style:family="paragraph" style:class="text" style:name="Paragraph-38" style:parent-style-name="바탕글">
      <style:paragraph-properties fo:text-align="justify" fo:text-indent="0pt" fo:margin-left="0pt" fo:margin-right="0pt" fo:margin-top="0pt" fo:margin-bottom="0pt" fo:line-height="150%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3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4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8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5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6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7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8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9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69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0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1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2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3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5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7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6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6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6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6-1-6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6-1-7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6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77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77-1-4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77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justify" fo:text-indent="0pt" fo:margin-left="0pt" fo:margin-right="0pt" fo:margin-top="0pt" fo:margin-bottom="0pt" fo:line-height="80%"/>
    </style:style>
    <style:style style:family="paragraph" style:class="text" style:name="Paragraph-7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7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79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0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8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1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81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2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3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8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4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5-1-2">
      <style:text-properties style:font-name="맑은 고딕" style:font-name-asian="맑은 고딕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85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5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5-1-5">
      <style:text-properties style:font-name="맑은 고딕" style:font-name-asian="맑은 고딕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86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6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6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6-1-3">
      <style:text-properties style:font-name="맑은 고딕" style:font-name-asian="맑은 고딕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86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6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6-1-6">
      <style:text-properties style:font-name="맑은 고딕" style:font-name-asian="맑은 고딕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87" style:parent-style-name="바탕글">
      <style:paragraph-properties fo:text-align="justify" fo:text-indent="0pt" fo:margin-left="0pt" fo:margin-right="0pt" fo:margin-top="0pt" fo:margin-bottom="0pt" fo:line-height="90%"/>
    </style:style>
    <style:style style:family="paragraph" style:class="text" style:name="Paragraph-88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8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89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9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89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9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90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8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9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-1-10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1-1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2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0-2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justify" fo:text-indent="-17.55pt" fo:margin-left="17.55pt" fo:margin-right="0pt" fo:margin-top="0pt" fo:margin-bottom="0pt" fo:line-height="90%"/>
    </style:style>
    <style:style style:family="paragraph" style:class="text" style:name="Paragraph-92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9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9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3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9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3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3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3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3-1-7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9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4-1-2">
      <style:text-properties style:font-name="HY헤드라인M" style:font-name-asian="휴먼명조" fo:font-size="14pt" style:font-size-asian="14pt" style:font-size-complex="14pt" style:text-underline-type="none" style:text-overline-type="none" style:text-line-through-type="none"/>
    </style:style>
    <style:style style:family="text" style:name="p94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4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4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" style:parent-style-name="바탕글">
      <style:paragraph-properties fo:text-align="justify" fo:text-indent="-17.55pt" fo:margin-left="17.55pt" fo:margin-right="0pt" fo:margin-top="0pt" fo:margin-bottom="0pt" fo:line-height="90%"/>
    </style:style>
    <style:style style:family="text" style:name="p95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paragraph" style:class="text" style:name="Paragraph-97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9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98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8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8-2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justify" fo:text-indent="-32.52pt" fo:margin-left="32.52pt" fo:margin-right="0pt" fo:margin-top="0pt" fo:margin-bottom="0pt" fo:line-height="150%"/>
    </style:style>
    <style:style style:family="text" style:name="p99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9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9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99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10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justify" fo:text-indent="-17.55pt" fo:margin-left="17.55pt" fo:margin-right="0pt" fo:margin-top="0pt" fo:margin-bottom="0pt" fo:line-height="150%"/>
    </style:style>
    <style:style style:family="text" style:name="p101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1-1-2">
      <style:text-properties style:font-name="맑은 고딕" style:font-name-asian="맑은 고딕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1-2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1-2-2">
      <style:text-properties style:font-name="맑은 고딕" style:font-name-asian="맑은 고딕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02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0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2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2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2-1-5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2-1-6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0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3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3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3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justify" fo:text-indent="0pt" fo:margin-left="0pt" fo:margin-right="0pt" fo:margin-top="0pt" fo:margin-bottom="0pt" fo:line-height="150%"/>
    </style:style>
    <style:style style:family="text" style:name="p10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/>
    </style:style>
    <style:style style:family="text" style:name="p104-1-2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4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4-1-4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4-1-5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name="Table-1" style:family="table">
      <style:table-properties style:width="188mm" table:align="margins" fo:margin-left="1mm" fo:margin-right="1mm" fo:margin-top="1mm" fo:margin-bottom="1mm" table:border-model="collapsing"/>
    </style:style>
    <style:style style:name="Table-2" style:family="table">
      <style:table-properties style:width="168.43mm" table:align="margins" fo:margin-left="1mm" fo:margin-right="1mm" fo:margin-top="1mm" fo:margin-bottom="1mm" table:border-model="collapsing"/>
    </style:style>
    <style:style style:name="Table-3" style:family="table">
      <style:table-properties style:width="168.43mm" table:align="margins" fo:margin-left="1mm" fo:margin-right="1mm" fo:margin-top="1mm" fo:margin-bottom="1mm" table:border-model="collapsing"/>
    </style:style>
    <style:style style:name="Table-4" style:family="table">
      <style:table-properties style:width="167.43mm" table:align="margins" fo:margin-left="1mm" fo:margin-right="1mm" fo:margin-top="1mm" fo:margin-bottom="1mm" table:border-model="collapsing"/>
    </style:style>
    <style:style style:name="Table-5" style:family="table">
      <style:table-properties style:width="168.49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1d6ed"/>
    </style:style>
    <style:style style:name="Table-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1d6ed"/>
    </style:style>
    <style:style style:name="Table-4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1d6ed"/>
    </style:style>
    <style:style style:name="Table-5-1-1" style:family="table-cell">
      <style:table-cell-properties fo:padding-left="1.8mm" fo:padding-right="1.8mm" fo:padding-top="0.5mm" fo:padding-bottom="0.5mm" fo:border-left="0.4mm solid #000000" fo:border-right="0.12mm solid #999999" fo:border-top="0.4mm solid #000000" fo:border-bottom="0.12mm solid #000000" fo:background-color="#f6f6f7"/>
    </style:style>
    <style:style style:name="Table-5-1-2" style:family="table-cell">
      <style:table-cell-properties fo:padding-left="1.8mm" fo:padding-right="1.8mm" fo:padding-top="0.5mm" fo:padding-bottom="0.5mm" fo:border-left="0.12mm solid #999999" fo:border-right="0.12mm solid #999999" fo:border-top="0.4mm solid #000000" fo:border-bottom="0.12mm solid #999999" fo:background-color="#f6f6f7"/>
    </style:style>
    <style:style style:name="Table-5-1-3" style:family="table-cell">
      <style:table-cell-properties fo:padding-left="1.8mm" fo:padding-right="1.8mm" fo:padding-top="0.5mm" fo:padding-bottom="0.5mm" fo:border-left="0.12mm solid #999999" fo:border-right="0.12mm solid #999999" fo:border-top="0.4mm solid #000000" fo:border-bottom="0.12mm solid #000000" fo:background-color="#f6f6f7"/>
    </style:style>
    <style:style style:name="Table-5-1-4" style:family="table-cell">
      <style:table-cell-properties fo:padding-left="1.8mm" fo:padding-right="1.8mm" fo:padding-top="0.5mm" fo:padding-bottom="0.5mm" fo:border-left="0.12mm solid #999999" fo:border-right="0.12mm solid #999999" fo:border-top="0.4mm solid #000000" fo:border-bottom="0.12mm solid #000000" fo:background-color="#f6f6f7"/>
    </style:style>
    <style:style style:name="Table-5-1-5" style:family="table-cell">
      <style:table-cell-properties fo:padding-left="1.8mm" fo:padding-right="1.8mm" fo:padding-top="0.5mm" fo:padding-bottom="0.5mm" fo:border-left="0.12mm solid #999999" fo:border-right="0.12mm solid #999999" fo:border-top="0.4mm solid #000000" fo:border-bottom="0.12mm solid #000000" fo:background-color="#f6f6f7"/>
    </style:style>
    <style:style style:name="Table-5-1-6" style:family="table-cell">
      <style:table-cell-properties fo:padding-left="1.8mm" fo:padding-right="1.8mm" fo:padding-top="0.5mm" fo:padding-bottom="0.5mm" fo:border-left="0.12mm solid #999999" fo:border-right="0.4mm solid #000000" fo:border-top="0.4mm solid #000000" fo:border-bottom="0.12mm solid #000000" fo:background-color="#f6f6f7"/>
    </style:style>
    <style:style style:name="Table-5-2-1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000000" fo:background-color="#f6f6f7"/>
    </style:style>
    <style:style style:name="Table-5-2-2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000000" fo:background-color="#f6f6f7"/>
    </style:style>
    <style:style style:name="Table-5-2-3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000000" fo:background-color="#f6f6f7"/>
    </style:style>
    <style:style style:name="Table-5-3-1" style:family="table-cell">
      <style:table-cell-properties fo:padding-left="1.8mm" fo:padding-right="1.8mm" fo:padding-top="0.5mm" fo:padding-bottom="0.5mm" fo:border-left="0.4mm solid #000000" fo:border-right="0.12mm solid #999999" fo:border-top="0.12mm solid #000000" fo:border-bottom="0.12mm solid #999999" fo:background-color="#f6f6f7"/>
    </style:style>
    <style:style style:name="Table-5-3-2" style:family="table-cell">
      <style:table-cell-properties fo:padding-left="1.8mm" fo:padding-right="1.8mm" fo:padding-top="0.5mm" fo:padding-bottom="0.5mm" fo:border-left="0.12mm solid #999999" fo:border-right="0.12mm solid #999999" fo:border-top="0.12mm solid #000000" fo:border-bottom="0.12mm solid #999999" fo:background-color="#ffe5e5"/>
    </style:style>
    <style:style style:name="Table-5-3-3" style:family="table-cell">
      <style:table-cell-properties fo:padding-left="1.8mm" fo:padding-right="1.8mm" fo:padding-top="0.5mm" fo:padding-bottom="0.5mm" fo:border-left="0.12mm solid #999999" fo:border-right="0.12mm solid #999999" fo:border-top="0.12mm solid #000000" fo:border-bottom="0.12mm solid #999999"/>
    </style:style>
    <style:style style:name="Table-5-3-4" style:family="table-cell">
      <style:table-cell-properties fo:padding-left="1.8mm" fo:padding-right="1.8mm" fo:padding-top="0.5mm" fo:padding-bottom="0.5mm" fo:border-left="0.12mm solid #999999" fo:border-right="0.12mm solid #999999" fo:border-top="0.12mm solid #000000" fo:border-bottom="0.12mm solid #999999"/>
    </style:style>
    <style:style style:name="Table-5-3-5" style:family="table-cell">
      <style:table-cell-properties fo:padding-left="1.8mm" fo:padding-right="1.8mm" fo:padding-top="0.5mm" fo:padding-bottom="0.5mm" fo:border-left="0.12mm solid #999999" fo:border-right="0.12mm solid #999999" fo:border-top="0.12mm solid #000000" fo:border-bottom="0.12mm solid #999999"/>
    </style:style>
    <style:style style:name="Table-5-3-6" style:family="table-cell">
      <style:table-cell-properties fo:padding-left="1.8mm" fo:padding-right="1.8mm" fo:padding-top="0.5mm" fo:padding-bottom="0.5mm" fo:border-left="0.12mm solid #999999" fo:border-right="0.12mm solid #999999" fo:border-top="0.12mm solid #000000" fo:border-bottom="0.12mm solid #999999"/>
    </style:style>
    <style:style style:name="Table-5-3-7" style:family="table-cell">
      <style:table-cell-properties fo:padding-left="1.8mm" fo:padding-right="1.8mm" fo:padding-top="0.5mm" fo:padding-bottom="0.5mm" fo:border-left="0.12mm solid #999999" fo:border-right="0.12mm solid #999999" fo:border-top="0.12mm solid #000000" fo:border-bottom="0.12mm solid #999999"/>
    </style:style>
    <style:style style:name="Table-5-3-8" style:family="table-cell">
      <style:table-cell-properties fo:padding-left="1.8mm" fo:padding-right="1.8mm" fo:padding-top="0.5mm" fo:padding-bottom="0.5mm" fo:border-left="0.12mm solid #999999" fo:border-right="0.4mm solid #000000" fo:border-top="0.12mm solid #000000" fo:border-bottom="0.12mm solid #999999" fo:background-color="#ffe5e5"/>
    </style:style>
    <style:style style:name="Table-5-4-1" style:family="table-cell">
      <style:table-cell-properties fo:padding-left="1.8mm" fo:padding-right="1.8mm" fo:padding-top="0.5mm" fo:padding-bottom="0.5mm" fo:border-left="0.4mm solid #000000" fo:border-right="0.12mm solid #999999" fo:border-top="0.12mm solid #999999" fo:border-bottom="0.12mm solid #999999" fo:background-color="#f6f6f7"/>
    </style:style>
    <style:style style:name="Table-5-4-2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999999" fo:background-color="#ffe5e5"/>
    </style:style>
    <style:style style:name="Table-5-4-3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999999"/>
    </style:style>
    <style:style style:name="Table-5-4-4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999999"/>
    </style:style>
    <style:style style:name="Table-5-4-5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999999"/>
    </style:style>
    <style:style style:name="Table-5-4-6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999999"/>
    </style:style>
    <style:style style:name="Table-5-4-7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12mm solid #999999" fo:background-color="#ffe5e5"/>
    </style:style>
    <style:style style:name="Table-5-4-8" style:family="table-cell">
      <style:table-cell-properties fo:padding-left="1.8mm" fo:padding-right="1.8mm" fo:padding-top="0.5mm" fo:padding-bottom="0.5mm" fo:border-left="0.12mm solid #999999" fo:border-right="0.4mm solid #000000" fo:border-top="0.12mm solid #999999" fo:border-bottom="0.12mm solid #999999" fo:background-color="#ffe5e5"/>
    </style:style>
    <style:style style:name="Table-5-5-1" style:family="table-cell">
      <style:table-cell-properties fo:padding-left="1.8mm" fo:padding-right="1.8mm" fo:padding-top="0.5mm" fo:padding-bottom="0.5mm" fo:border-left="0.4mm solid #000000" fo:border-right="0.12mm solid #999999" fo:border-top="0.12mm solid #999999" fo:border-bottom="0.4mm solid #000000" fo:background-color="#f6f6f7"/>
    </style:style>
    <style:style style:name="Table-5-5-2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4mm solid #000000" fo:background-color="#ffe5e5"/>
    </style:style>
    <style:style style:name="Table-5-5-3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4mm solid #000000" fo:background-color="#ffe5e5"/>
    </style:style>
    <style:style style:name="Table-5-5-4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4mm solid #000000"/>
    </style:style>
    <style:style style:name="Table-5-5-5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4mm solid #000000"/>
    </style:style>
    <style:style style:name="Table-5-5-6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4mm solid #000000"/>
    </style:style>
    <style:style style:name="Table-5-5-7" style:family="table-cell">
      <style:table-cell-properties fo:padding-left="1.8mm" fo:padding-right="1.8mm" fo:padding-top="0.5mm" fo:padding-bottom="0.5mm" fo:border-left="0.12mm solid #999999" fo:border-right="0.12mm solid #999999" fo:border-top="0.12mm solid #999999" fo:border-bottom="0.4mm solid #000000" fo:background-color="#ffe5e5"/>
    </style:style>
    <style:style style:name="Table-5-5-8" style:family="table-cell">
      <style:table-cell-properties fo:padding-left="1.8mm" fo:padding-right="1.8mm" fo:padding-top="0.5mm" fo:padding-bottom="0.5mm" fo:border-left="0.12mm solid #999999" fo:border-right="0.4mm solid #000000" fo:border-top="0.12mm solid #999999" fo:border-bottom="0.4mm solid #000000" fo:background-color="#ffe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1"/>
        <table:table-row>
          <table:table-cell table:style-name="Table-1-1-1" table:number-columns-spanned="1" table:number-rows-spanned="1">
            <text:p text:style-name="바탕글"><text:span text:style-name="p2-1-1">복지교통카드</text:span></text:p>
          </table:table-cell>
        </table:table-row>
        <table:table-row>
          <table:table-cell table:style-name="Table-1-2-1" table:number-columns-spanned="1" table:number-rows-spanned="1">
            <text:p text:style-name="Paragraph-3"><text:span text:style-name="p3-1-1"> </text:span></text:p>
            <text:p text:style-name="Paragraph-4"><text:span text:style-name="p4-1-1"> </text:span><text:span text:style-name="p4-1-2">❍ </text:span><text:span text:style-name="p4-1-3">선불 복지교통카드의 종류</text:span><text:span text:style-name="p4-1-4"> : 어르신교통카드, 복지교통카드, 국가유공자교통카드</text:span></text:p>
            <text:p text:style-name="Paragraph-5"><text:span text:style-name="p5-1-1">  </text:span><text:span text:style-name="p5-1-2">  </text:span><text:span text:style-name="p5-1-3">어르신교통카드</text:span></text:p>
            <table:table table:style-name="Table-2">
              <table:table-column table:number-columns-repeated="1"/>
              <table:table-row>
                <table:table-cell table:style-name="Table-2-1-1" table:number-columns-spanned="1" table:number-rows-spanned="1">
                  <text:p text:style-name="Paragraph-6"><text:span text:style-name="p6-1-1">▪ </text:span><text:span text:style-name="p6-1-2">대상 : 주민등록 기준 </text:span><text:span text:style-name="p6-1-3">부산시</text:span><text:span text:style-name="p6-1-4"> 및 </text:span><text:span text:style-name="p6-1-5">양산시</text:span><text:span text:style-name="p6-1-6">에 </text:span><text:span text:style-name="p6-1-7">거주</text:span><text:span text:style-name="p6-1-8">하는 </text:span><text:span text:style-name="p6-1-9">만 65세 이상</text:span><text:span text:style-name="p6-1-10"> 경로우대자</text:span></text:p>
                  <text:p text:style-name="Paragraph-7"><text:span text:style-name="p7-1-1">▪ </text:span><text:span text:style-name="p7-1-2">신청(재발급)</text:span></text:p>
                  <text:p text:style-name="Paragraph-8"><text:span text:style-name="p8-1-1">  · </text:span><text:span text:style-name="p8-1-2">부산시 거주자</text:span><text:span text:style-name="p8-1-3"> : ┌</text:span><text:span text:style-name="p8-1-4">부산은행</text:span><text:span text:style-name="p8-1-5"> 전 영업소(</text:span><text:span text:style-name="p8-1-6">부산지점</text:span><text:span text:style-name="p8-1-7"> 1588-6200)</text:span></text:p>
                  <text:p text:style-name="Paragraph-9"><text:span text:style-name="p9-1-1">                   ├</text:span><text:span text:style-name="p9-1-2">최초 무료 / 재발급시 비용부과(1,700원)</text:span></text:p>
                  <text:p text:style-name="Paragraph-10"><text:span text:style-name="p10-1-1">                   └</text:span><text:span text:style-name="p10-1-2">분실시 신고 : 부산은행 전 영업소</text:span></text:p>
                  <text:p text:style-name="Paragraph-11"><text:span text:style-name="p11-1-1">                    ※ </text:span><text:span text:style-name="p11-1-2">대리인 신청 안됨</text:span><text:span text:style-name="p11-1-3">(본인이 직접 신청)</text:span></text:p>
                  <text:p text:style-name="Paragraph-12"/>
                  <text:p text:style-name="Paragraph-13"><text:span text:style-name="p13-1-1">  · </text:span><text:span text:style-name="p13-1-2">양산시 거주자</text:span><text:span text:style-name="p13-1-3"> : ┌</text:span><text:span text:style-name="p13-1-4">주민등록등본상 읍,면,동 </text:span><text:span text:style-name="p13-1-5">행정복지센터</text:span></text:p>
                  <text:p text:style-name="Paragraph-14"><text:span text:style-name="p14-1-1">                   ├</text:span><text:span text:style-name="p14-1-2">최초 무료 / 재발급시 비용부과(1,900원)</text:span></text:p>
                  <text:p text:style-name="Paragraph-15"><text:span text:style-name="p15-1-1">                   └</text:span><text:span text:style-name="p15-1-2">분실시 신고 : 발급받은 읍,면,동 행정복지센터 및 </text:span></text:p>
                  <text:p text:style-name="Paragraph-16"><text:span text:style-name="p16-1-1">                                    마이비카드(1588-8990/1577-1220)</text:span></text:p>
                  <text:p text:style-name="Paragraph-17"><text:span text:style-name="p17-1-1">                       </text:span><text:span text:style-name="p17-1-2">※ </text:span><text:span text:style-name="p17-1-3">대리 신청 가능(주민등록등본 상 동거 세대원) </text:span></text:p>
                  <text:p text:style-name="Paragraph-18"><text:span text:style-name="p18-1-1">▪ </text:span><text:span text:style-name="p18-1-2">구비서류 : 신청서, 주민등록증</text:span></text:p>
                </table:table-cell>
              </table:table-row>
            </table:table>
            <text:p text:style-name="Paragraph-19"/>
            <text:p text:style-name="Paragraph-20"><text:span text:style-name="p20-1-1">  </text:span><text:span text:style-name="p20-1-2">  </text:span><text:span text:style-name="p20-1-3">복지교통카드</text:span></text:p>
            <table:table table:style-name="Table-3">
              <table:table-column table:number-columns-repeated="1"/>
              <table:table-row>
                <table:table-cell table:style-name="Table-3-1-1" table:number-columns-spanned="1" table:number-rows-spanned="1">
                  <text:p text:style-name="Paragraph-21"><text:span text:style-name="p21-1-1">▪ </text:span><text:span text:style-name="p21-1-2">대상 : 주민등록 기준 </text:span><text:span text:style-name="p21-1-3">부산시</text:span><text:span text:style-name="p21-1-4"> 및 </text:span><text:span text:style-name="p21-1-5">양산시</text:span><text:span text:style-name="p21-1-6">에 </text:span><text:span text:style-name="p21-1-7">거주</text:span><text:span text:style-name="p21-1-8">하는 </text:span><text:span text:style-name="p21-1-9">장애인</text:span></text:p>
                  <text:p text:style-name="Paragraph-22"><text:span text:style-name="p22-1-1">▪ </text:span><text:span text:style-name="p22-1-2">거주지별 신청(재발급)장소 : 어르신교통카드와 동일</text:span></text:p>
                  <text:p text:style-name="Paragraph-23"><text:span text:style-name="p23-1-1">▪ </text:span><text:span text:style-name="p23-1-2">대리인 신청 : </text:span><text:span text:style-name="p23-1-3">중증 장애인(1</text:span><text:span text:style-name="p23-1-4">~3</text:span><text:span text:style-name="p23-1-5">급)</text:span><text:span text:style-name="p23-1-6">만 </text:span><text:span text:style-name="p23-1-7">대리</text:span><text:span text:style-name="p23-1-8">신청 </text:span><text:span text:style-name="p23-1-9">가능</text:span></text:p>
                  <text:p text:style-name="Paragraph-24"><text:span text:style-name="p24-1-1">▪ </text:span><text:span text:style-name="p24-1-2">구비서류 : 신청서, 주민등록증, 장애인등록증</text:span></text:p>
                </table:table-cell>
              </table:table-row>
            </table:table>
            <text:p text:style-name="Paragraph-25"/>
            <text:p text:style-name="Paragraph-26"><text:span text:style-name="p26-1-1">  </text:span><text:span text:style-name="p26-1-2">  </text:span><text:span text:style-name="p26-1-3">국가유공자교통카드</text:span></text:p>
            <table:table table:style-name="Table-4">
              <table:table-column table:number-columns-repeated="1"/>
              <table:table-row>
                <table:table-cell table:style-name="Table-4-1-1" table:number-columns-spanned="1" table:number-rows-spanned="1">
                  <text:p text:style-name="Paragraph-27"><text:span text:style-name="p27-1-1">▪ </text:span><text:span text:style-name="p27-1-2">대상 : 주민등록 기준 </text:span><text:span text:style-name="p27-1-3">부산시</text:span><text:span text:style-name="p27-1-4"> 및 </text:span><text:span text:style-name="p27-1-5">양산시</text:span><text:span text:style-name="p27-1-6">에 </text:span><text:span text:style-name="p27-1-7">거주</text:span><text:span text:style-name="p27-1-8">하는 국가유공자</text:span></text:p>
                  <text:p text:style-name="Paragraph-28"><text:span text:style-name="p28-1-1">▪ </text:span><text:span text:style-name="p28-1-2">거주지별 신청(재발급)장소 : 어르신교통카드와 동일</text:span></text:p>
                  <text:p text:style-name="Paragraph-29"><text:span text:style-name="p29-1-1">▪ </text:span><text:span text:style-name="p29-1-2">대리인 신청 : </text:span><text:span text:style-name="p29-1-3">국가유공자 상이1급</text:span><text:span text:style-name="p29-1-4">에 한해서만 </text:span><text:span text:style-name="p29-1-5">대리</text:span><text:span text:style-name="p29-1-6">신청 </text:span><text:span text:style-name="p29-1-7">가능</text:span></text:p>
                  <text:p text:style-name="Paragraph-30"><text:span text:style-name="p30-1-1">▪ </text:span><text:span text:style-name="p30-1-2">구비서류 : 신청서, 주민등록증, 국가유공자증</text:span></text:p>
                </table:table-cell>
              </table:table-row>
            </table:table>
            <text:p text:style-name="Paragraph-31"><text:span text:style-name="p31-1-1"> </text:span></text:p>
            <text:p text:style-name="Paragraph-32"><text:span text:style-name="p32-1-1"> </text:span><text:span text:style-name="p32-1-2">❍ </text:span><text:span text:style-name="p32-1-3">후불 복지교통카드(신용카드) 신청</text:span></text:p>
            <text:p text:style-name="Paragraph-33"><text:span text:style-name="p33-1-1">  </text:span><text:span text:style-name="p33-1-2">  </text:span><text:span text:style-name="p33-1-3">신한</text:span><text:span text:style-name="p33-1-4">카드 : 만65세 이상 경로우대자 </text:span><text:span text:style-name="p33-1-5">⇨ </text:span><text:span text:style-name="p33-1-6">신한은행/신한카드사(</text:span><text:span text:style-name="p33-1-7">부산시내</text:span><text:span text:style-name="p33-1-8">)</text:span></text:p>
            <text:p text:style-name="Paragraph-34"><text:span text:style-name="p34-1-1">               </text:span><text:span text:style-name="p34-1-2">장애인</text:span><text:span text:style-name="p34-1-3"> ⇨ </text:span><text:span text:style-name="p34-1-4">거주지 읍면동 </text:span><text:span text:style-name="p34-1-5">행정복지센터</text:span></text:p>
            <text:p text:style-name="Paragraph-35"><text:span text:style-name="p35-1-1">                </text:span><text:span text:style-name="p35-1-2">국가유공자(보훈대상자)</text:span><text:span text:style-name="p35-1-3"> ⇨ </text:span><text:span text:style-name="p35-1-4">부산지방보훈청</text:span></text:p>
            <text:p text:style-name="Paragraph-36"><text:span text:style-name="p36-1-1">  </text:span><text:span text:style-name="p36-1-2"> </text:span><text:span text:style-name="p36-1-3"> </text:span><text:span text:style-name="p36-1-4">롯데</text:span><text:span text:style-name="p36-1-5">카드 : 경로우대자, 장애인</text:span><text:span text:style-name="p36-1-6"> ⇨ </text:span><text:span text:style-name="p36-1-7">롯데</text:span><text:span text:style-name="p36-1-8">카드사</text:span><text:span text:style-name="p36-1-9"> </text:span></text:p>
            <text:p text:style-name="Paragraph-37"/>
            <text:p text:style-name="Paragraph-38"/>
            <text:p text:style-name="Paragraph-39"><text:span text:style-name="p39-1-1"> ※ </text:span><text:span text:style-name="p39-1-2">복지교통카드 사용</text:span></text:p>
            <text:p text:style-name="Paragraph-40"><text:span text:style-name="p40-1-1">  </text:span></text:p>
            <table:table table:style-name="Table-5">
              <table:table-column table:number-columns-repeated="8"/>
              <table:table-row>
                <table:table-cell table:style-name="Table-5-1-1" table:number-columns-spanned="1" table:number-rows-spanned="2">
                  <text:p text:style-name="Paragraph-41"><text:span text:style-name="p41-1-1">구분</text:span></text:p>
                </table:table-cell>
                <table:table-cell table:style-name="Table-5-1-2" table:number-columns-spanned="3" table:number-rows-spanned="1">
                  <text:p text:style-name="Paragraph-42"><text:span text:style-name="p42-1-1">부산</text:span></text:p>
                </table:table-cell>
                <table:table-cell table:style-name="Table-5-1-3" table:number-columns-spanned="1" table:number-rows-spanned="2">
                  <text:p text:style-name="Paragraph-43"><text:span text:style-name="p43-1-1">김해</text:span></text:p>
                  <text:p text:style-name="Paragraph-44"><text:span text:style-name="p44-1-1">버스</text:span></text:p>
                </table:table-cell>
                <table:table-cell table:style-name="Table-5-1-4" table:number-columns-spanned="1" table:number-rows-spanned="2">
                  <text:p text:style-name="Paragraph-45"><text:span text:style-name="p45-1-1">양산</text:span></text:p>
                  <text:p text:style-name="Paragraph-46"><text:span text:style-name="p46-1-1">버스</text:span></text:p>
                </table:table-cell>
                <table:table-cell table:style-name="Table-5-1-5" table:number-columns-spanned="1" table:number-rows-spanned="2">
                  <text:p text:style-name="Paragraph-47"><text:span text:style-name="p47-1-1">경전철</text:span></text:p>
                </table:table-cell>
                <table:table-cell table:style-name="Table-5-1-6" table:number-columns-spanned="1" table:number-rows-spanned="2">
                  <text:p text:style-name="Paragraph-48"><text:span text:style-name="p48-1-1">동해선</text:span></text:p>
                </table:table-cell>
              </table:table-row>
              <table:table-row>
                <table:table-cell table:style-name="Table-5-2-1" table:number-columns-spanned="1" table:number-rows-spanned="1">
                  <text:p text:style-name="Paragraph-49"><text:span text:style-name="p49-1-1">도시철도</text:span></text:p>
                </table:table-cell>
                <table:table-cell table:style-name="Table-5-2-2" table:number-columns-spanned="1" table:number-rows-spanned="1">
                  <text:p text:style-name="Paragraph-50"><text:span text:style-name="p50-1-1">일반버스</text:span></text:p>
                </table:table-cell>
                <table:table-cell table:style-name="Table-5-2-3" table:number-columns-spanned="1" table:number-rows-spanned="1">
                  <text:p text:style-name="Paragraph-51"><text:span text:style-name="p51-1-1">좌석/마을버스</text:span></text:p>
                </table:table-cell>
              </table:table-row>
              <table:table-row>
                <table:table-cell table:style-name="Table-5-3-1" table:number-columns-spanned="1" table:number-rows-spanned="1">
                  <text:p text:style-name="Paragraph-52"><text:span text:style-name="p52-1-1">어르신</text:span></text:p>
                </table:table-cell>
                <table:table-cell table:style-name="Table-5-3-2" table:number-columns-spanned="1" table:number-rows-spanned="1">
                  <text:p text:style-name="Paragraph-53"><text:span text:style-name="p53-1-1">무임</text:span></text:p>
                </table:table-cell>
                <table:table-cell table:style-name="Table-5-3-3" table:number-columns-spanned="1" table:number-rows-spanned="1">
                  <text:p text:style-name="Paragraph-54"><text:span text:style-name="p54-1-1">유임</text:span></text:p>
                </table:table-cell>
                <table:table-cell table:style-name="Table-5-3-4" table:number-columns-spanned="1" table:number-rows-spanned="1">
                  <text:p text:style-name="Paragraph-55"><text:span text:style-name="p55-1-1">유임</text:span></text:p>
                </table:table-cell>
                <table:table-cell table:style-name="Table-5-3-5" table:number-columns-spanned="1" table:number-rows-spanned="1">
                  <text:p text:style-name="Paragraph-56"><text:span text:style-name="p56-1-1">유임</text:span></text:p>
                </table:table-cell>
                <table:table-cell table:style-name="Table-5-3-6" table:number-columns-spanned="1" table:number-rows-spanned="1">
                  <text:p text:style-name="Paragraph-57"><text:span text:style-name="p57-1-1">유임</text:span></text:p>
                </table:table-cell>
                <table:table-cell table:style-name="Table-5-3-7" table:number-columns-spanned="1" table:number-rows-spanned="1">
                  <text:p text:style-name="Paragraph-58"><text:span text:style-name="p58-1-1">유임</text:span></text:p>
                </table:table-cell>
                <table:table-cell table:style-name="Table-5-3-8" table:number-columns-spanned="1" table:number-rows-spanned="1">
                  <text:p text:style-name="Paragraph-59"><text:span text:style-name="p59-1-1">무임</text:span></text:p>
                </table:table-cell>
              </table:table-row>
              <table:table-row>
                <table:table-cell table:style-name="Table-5-4-1" table:number-columns-spanned="1" table:number-rows-spanned="1">
                  <text:p text:style-name="Paragraph-60"><text:span text:style-name="p60-1-1">장애인</text:span></text:p>
                </table:table-cell>
                <table:table-cell table:style-name="Table-5-4-2" table:number-columns-spanned="1" table:number-rows-spanned="1">
                  <text:p text:style-name="Paragraph-61"><text:span text:style-name="p61-1-1">무임</text:span></text:p>
                </table:table-cell>
                <table:table-cell table:style-name="Table-5-4-3" table:number-columns-spanned="1" table:number-rows-spanned="1">
                  <text:p text:style-name="Paragraph-62"><text:span text:style-name="p62-1-1">유임</text:span></text:p>
                </table:table-cell>
                <table:table-cell table:style-name="Table-5-4-4" table:number-columns-spanned="1" table:number-rows-spanned="1">
                  <text:p text:style-name="Paragraph-63"><text:span text:style-name="p63-1-1">유임</text:span></text:p>
                </table:table-cell>
                <table:table-cell table:style-name="Table-5-4-5" table:number-columns-spanned="1" table:number-rows-spanned="1">
                  <text:p text:style-name="Paragraph-64"><text:span text:style-name="p64-1-1">유임</text:span></text:p>
                </table:table-cell>
                <table:table-cell table:style-name="Table-5-4-6" table:number-columns-spanned="1" table:number-rows-spanned="1">
                  <text:p text:style-name="Paragraph-65"><text:span text:style-name="p65-1-1">유임</text:span></text:p>
                </table:table-cell>
                <table:table-cell table:style-name="Table-5-4-7" table:number-columns-spanned="1" table:number-rows-spanned="1">
                  <text:p text:style-name="Paragraph-66"><text:span text:style-name="p66-1-1">무임</text:span></text:p>
                </table:table-cell>
                <table:table-cell table:style-name="Table-5-4-8" table:number-columns-spanned="1" table:number-rows-spanned="1">
                  <text:p text:style-name="Paragraph-67"><text:span text:style-name="p67-1-1">무임</text:span></text:p>
                </table:table-cell>
              </table:table-row>
              <table:table-row>
                <table:table-cell table:style-name="Table-5-5-1" table:number-columns-spanned="1" table:number-rows-spanned="1">
                  <text:p text:style-name="Paragraph-68"><text:span text:style-name="p68-1-1">국가유공자</text:span></text:p>
                </table:table-cell>
                <table:table-cell table:style-name="Table-5-5-2" table:number-columns-spanned="1" table:number-rows-spanned="1">
                  <text:p text:style-name="Paragraph-69"><text:span text:style-name="p69-1-1">무임</text:span></text:p>
                </table:table-cell>
                <table:table-cell table:style-name="Table-5-5-3" table:number-columns-spanned="1" table:number-rows-spanned="1">
                  <text:p text:style-name="Paragraph-70"><text:span text:style-name="p70-1-1">무임</text:span></text:p>
                </table:table-cell>
                <table:table-cell table:style-name="Table-5-5-4" table:number-columns-spanned="1" table:number-rows-spanned="1">
                  <text:p text:style-name="Paragraph-71"><text:span text:style-name="p71-1-1">유임</text:span></text:p>
                </table:table-cell>
                <table:table-cell table:style-name="Table-5-5-5" table:number-columns-spanned="1" table:number-rows-spanned="1">
                  <text:p text:style-name="Paragraph-72"><text:span text:style-name="p72-1-1">유임</text:span></text:p>
                </table:table-cell>
                <table:table-cell table:style-name="Table-5-5-6" table:number-columns-spanned="1" table:number-rows-spanned="1">
                  <text:p text:style-name="Paragraph-73"><text:span text:style-name="p73-1-1">유임</text:span></text:p>
                </table:table-cell>
                <table:table-cell table:style-name="Table-5-5-7" table:number-columns-spanned="1" table:number-rows-spanned="1">
                  <text:p text:style-name="Paragraph-74"><text:span text:style-name="p74-1-1">무임</text:span></text:p>
                </table:table-cell>
                <table:table-cell table:style-name="Table-5-5-8" table:number-columns-spanned="1" table:number-rows-spanned="1">
                  <text:p text:style-name="Paragraph-75"><text:span text:style-name="p75-1-1">무임</text:span></text:p>
                </table:table-cell>
              </table:table-row>
            </table:table>
            <text:p text:style-name="Paragraph-76"><text:span text:style-name="p76-1-1">  </text:span><text:span text:style-name="p76-1-3">※ </text:span><text:span text:style-name="p76-1-4">단, 국가유공자 증명자료 소지시 부산</text:span><text:span text:style-name="p76-1-5">·</text:span><text:span text:style-name="p76-1-6">김해</text:span><text:span text:style-name="p76-1-7">·</text:span><text:span text:style-name="p76-1-8">양산 일반버스는 무임승차 가능(좌석/마을버스 제외)</text:span><text:span text:style-name="p76-1-9"> </text:span></text:p>
            <text:p text:style-name="Paragraph-77"><text:span text:style-name="p77-1-1">  </text:span><text:span text:style-name="p77-1-3">※ </text:span><text:span text:style-name="p77-1-4">복지교통카드가 없으신 장애인, 국가유공자는 자격</text:span><text:span text:style-name="p77-1-5">·</text:span><text:span text:style-name="p77-1-6">신분증으로 1회용 무임승차권 (토큰) 발매 이용</text:span></text:p>
            <text:p text:style-name="Paragraph-78"/>
            <text:p text:style-name="Paragraph-79"><text:span text:style-name="p79-1-1"> </text:span><text:span text:style-name="p79-1-2">※ </text:span><text:span text:style-name="p79-1-3">기명식 복지교통카드 발급 시행</text:span></text:p>
            <text:p text:style-name="Paragraph-80"><text:span text:style-name="p80-1-1">   </text:span><text:span text:style-name="p80-1-2"></text:span><text:span text:style-name="p80-1-3"> 시행시기 : 2012. 8. 1부터</text:span></text:p>
            <text:p text:style-name="Paragraph-81"><text:span text:style-name="p81-1-1">   </text:span><text:span text:style-name="p81-1-2"></text:span><text:span text:style-name="p81-1-3"> 대    상 : 신규, 재발급 복지교통카드(어르신, 장애인, 국가유공자)</text:span></text:p>
            <text:p text:style-name="Paragraph-82"><text:span text:style-name="p82-1-1">     ※ </text:span><text:span text:style-name="p82-1-2">기 발급된 복지교통카드는 현행 무기명 방식 유지(교체</text:span><text:span text:style-name="p82-1-3">×)</text:span></text:p>
            <text:p text:style-name="Paragraph-83"><text:span text:style-name="p83-1-1">   </text:span><text:span text:style-name="p83-1-2"></text:span><text:span text:style-name="p83-1-3"> 표기방식 : 카드 좌측하단에 성명, 생년월, 성별코드(01.02) 인쇄</text:span></text:p>
            <text:p text:style-name="Paragraph-84"><text:span text:style-name="p84-1-1">     ※ </text:span><text:span text:style-name="p84-1-2">성별코드 : 01(남자), 02(여자) </text:span></text:p>
            <text:p text:style-name="Paragraph-85"><text:span text:style-name="p85-1-1">     예) 홍길동 1940년  2월생 </text:span><text:span text:style-name="p85-1-2">남자</text:span><text:span text:style-name="p85-1-3"> ⇨ </text:span><text:span text:style-name="p85-1-4">홍길동 40020</text:span><text:span text:style-name="p85-1-5">1</text:span></text:p>
            <text:p text:style-name="Paragraph-86"><text:span text:style-name="p86-1-1">       </text:span><text:span text:style-name="p86-1-3"> 홍길순 1941년 10월생 </text:span><text:span text:style-name="p86-1-4">여자</text:span><text:span text:style-name="p86-1-5"> ⇨ </text:span><text:span text:style-name="p86-1-6">홍길순 41100</text:span><text:span text:style-name="p86-1-7">2</text:span></text:p>
            <text:p text:style-name="Paragraph-87"/>
            <text:p text:style-name="Paragraph-88"><text:span text:style-name="p88-1-1"> ※ </text:span><text:span text:style-name="p88-1-2">버스 환승</text:span></text:p>
            <text:p text:style-name="Paragraph-89"><text:span text:style-name="p89-1-1">   </text:span><text:span text:style-name="p89-1-2"></text:span><text:span text:style-name="p89-1-3"> 도시철도를 제외한 </text:span><text:span text:style-name="p89-1-4">버스는 유임</text:span><text:span text:style-name="p89-1-5">이므로 </text:span><text:span text:style-name="p89-1-6">선불형 복지교통카드 충전 후 이용가능</text:span></text:p>
            <text:p text:style-name="Paragraph-90"><text:span text:style-name="p90-1-1">   </text:span><text:span text:style-name="p90-1-2"></text:span><text:span text:style-name="p90-1-3"> </text:span><text:span text:style-name="p90-1-4">버스</text:span><text:span text:style-name="p90-1-6">⇨</text:span><text:span text:style-name="p90-1-8">도시철도</text:span><text:span text:style-name="p90-1-10">⇨</text:span><text:span text:style-name="p90-1-12">버스 환승 시 각각 환승 운송수단별로 </text:span><text:span text:style-name="p90-1-13">하차 후 30분 이내</text:span><text:span text:style-name="p90-1-14"> 승차</text:span><text:span text:style-name="p90-1-15">  </text:span><text:span text:style-name="p90-2-1">  해야</text:span><text:span text:style-name="p90-2-2"> 마지막 버스의 환승가능 </text:span></text:p>
            <text:p text:style-name="Paragraph-91"/>
            <text:p text:style-name="Paragraph-92"><text:span text:style-name="p92-1-1"> ※ </text:span><text:span text:style-name="p92-1-2">동반 보호자 1인 무임의 경우</text:span></text:p>
            <text:p text:style-name="Paragraph-93"><text:span text:style-name="p93-1-1">   </text:span><text:span text:style-name="p93-1-2"></text:span><text:span text:style-name="p93-1-3"> </text:span><text:span text:style-name="p93-1-4">중증 장애인(1</text:span><text:span text:style-name="p93-1-5">~3</text:span><text:span text:style-name="p93-1-6">급)</text:span><text:span text:style-name="p93-1-7">의 경우</text:span></text:p>
            <text:p text:style-name="Paragraph-94"><text:span text:style-name="p94-1-1">   </text:span><text:span text:style-name="p94-1-2"></text:span><text:span text:style-name="p94-1-3"> </text:span><text:span text:style-name="p94-1-4">국가유공자 상이 1급</text:span><text:span text:style-name="p94-1-5">의 경우는 동반 보호자 1인까지 무임</text:span></text:p>
            <text:p text:style-name="Paragraph-95"><text:span text:style-name="p95-1-1">      (복지교통카드로 게이트 이용 시 2번 연속 체크 가능)</text:span></text:p>
            <text:p text:style-name="Paragraph-96"/>
            <text:p text:style-name="Paragraph-97"><text:span text:style-name="p97-1-1"> ※ </text:span><text:span text:style-name="p97-1-2">사용시 주의점</text:span></text:p>
            <text:p text:style-name="Paragraph-98"><text:span text:style-name="p98-1-1">  ① </text:span><text:span text:style-name="p98-1-2">복지교통카드는 부정사용 방지를 위해 1인당 1장만 발급받아 이용할 수 있음.    </text:span><text:span text:style-name="p98-2-1"> - 재발급 시 새로 발급받은 카드 사용시점에 이전카드는 자동정지 됨</text:span></text:p>
            <text:p text:style-name="Paragraph-99"><text:span text:style-name="p99-1-1">  ② </text:span><text:span text:style-name="p99-1-2">복지교통카드는 발급대상자 본인만 사용가능하며 타인에게 대여</text:span><text:span text:style-name="p99-1-3">·</text:span><text:span text:style-name="p99-1-4">양도 시 </text:span></text:p>
            <text:p text:style-name="Paragraph-100"><text:span text:style-name="p100-1-1">    - 이용자에게는 승차구간 여객운임과 그 운임의 30배를 추징.</text:span></text:p>
            <text:p text:style-name="Paragraph-101"><text:span text:style-name="p101-1-1">    - </text:span><text:span text:style-name="p101-1-2">분실 후 신고하지 않아 타인이 습득하여 부정사용할 경우 사용 및 발급이 제한  </text:span><text:span text:style-name="p101-2-1">   </text:span><text:span text:style-name="p101-2-2">(1년간)되므로 분실 시에는 반드시 신고해야 함.</text:span></text:p>
            <text:p text:style-name="Paragraph-102"><text:span text:style-name="p102-1-1">    </text:span><text:span text:style-name="p102-1-2"> </text:span><text:span text:style-name="p102-1-4">⇨</text:span><text:span text:style-name="p102-1-6">부정 사용된 카드 자체는 </text:span><text:span text:style-name="p102-1-7">DGM</text:span><text:span text:style-name="p102-1-8">에서 사용중지 등록 </text:span></text:p>
            <text:p text:style-name="Paragraph-103"><text:span text:style-name="p103-1-1">    </text:span><text:span text:style-name="p103-1-2"> </text:span><text:span text:style-name="p103-1-4">⇨</text:span><text:span text:style-name="p103-1-6">사용 및 발급제한 걸린 상태 이후 부산은행에서 재발급 안됨.</text:span></text:p>
            <text:p text:style-name="Paragraph-104"><text:span text:style-name="p104-1-1">        </text:span><text:span text:style-name="p104-1-2">※ </text:span><text:span text:style-name="p104-1-3">단, </text:span><text:span text:style-name="p104-1-4">DGM</text:span><text:span text:style-name="p104-1-5">에서 수정가능(풀어줄 수 있음)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명조" svg:font-family="'휴먼명조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HCI Poppy" svg:font-family="'HCI Poppy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한양신명조" svg:font-family="'한양신명조'" style:font-family-generic="roman" style:font-pitch="variable"/>
    <style:font-face style:name="신명 견명조" svg:font-family="'신명 견명조'" style:font-family-generic="roman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그래픽" svg:font-family="'HY그래픽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본문_신견명20_" style:next-style-name="본문_신견명20_" style:family="paragraph" style:class="text">
      <style:paragraph-properties fo:text-align="left" fo:text-indent="0pt" fo:margin-left="0pt" fo:margin-right="0pt" fo:margin-top="0pt" fo:margin-bottom="0pt" fo:line-height="160%"/>
      <style:text-properties style:font-name="신명 견명조" style:font-name-asian="신명 견명조" fo:font-size="20pt" style:font-size-asian="20pt" style:font-size-complex="2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0.5cm" fo:margin-left="1cm" fo:margin-right="1cm" fo:margin-bottom="0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